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2VAR" table:style-name="ta1">
        <table:table-column table:style-name="co1" table:number-columns-repeated="3" table:default-cell-style-name="ce2"/>
        <table:table-column table:style-name="co1" table:number-columns-repeated="3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ABELA VERDADE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style-name="ce6"/>
          <table:table-cell table:style-name="Default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6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6"/>
          <table:table-cell table:style-name="Default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6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2 variáveis</text:p>
          </table:table-cell>
          <table:covered-table-cell table:number-columns-repeated="2" table:style-name="Default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</table:table-row>
      </table:table>
      <table:table table:name="3VAR" table:style-name="ta1">
        <table:table-column table:style-name="co1" table:number-columns-repeated="4" table:default-cell-style-name="ce2"/>
        <table:table-column table:style-name="co1" table:number-columns-repeated="3" table:default-cell-style-name="ce5"/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3 variáveis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3 variáveis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3 variáveis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3 variáveis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4VAR" table:style-name="ta1">
        <table:table-column table:style-name="co1" table:number-columns-repeated="4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 table:number-columns-spanned="7" table:number-rows-spanned="1">
            <text:p>4 variávei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4 variáveis</text:p>
          </table:table-cell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 table:style-name="ce4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table:number-columns-spanned="7" table:number-rows-spanned="1"/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9:25:39.1793768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9:20:07.266093318</meta:creation-date>
    <dc:date>2021-04-12T09:55:26.417820458</dc:date>
    <meta:editing-duration>PT14M27S</meta:editing-duration>
    <meta:editing-cycles>3</meta:editing-cycles>
    <meta:generator>LibreOffice/6.4.6.2$Linux_X86_64 LibreOffice_project/40$Build-2</meta:generator>
    <meta:document-statistic meta:table-count="3" meta:cell-count="328" meta:object-count="0"/>
  </office:meta>
</office:document-meta>
</file>